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4.023cm"/>
    </style:style>
    <style:style style:name="gr3" style:family="graphic" style:parent-style-name="standard">
      <style:graphic-properties draw:stroke="none" svg:stroke-color="#000000" draw:fill="none" draw:fill-color="#ffffff" fo:min-height="1.55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standard">
      <style:graphic-properties draw:stroke="none" svg:stroke-color="#000000" draw:fill="none" draw:fill-color="#ffffff" fo:min-height="0.958cm"/>
    </style:style>
    <style:style style:name="gr7" style:family="graphic" style:parent-style-name="standard">
      <style:graphic-properties draw:stroke="none" svg:stroke-color="#000000" draw:fill="none" draw:fill-color="#ffffff" fo:min-height="1.11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3" draw:id="id3" draw:layer="layout" svg:width="4.028cm" svg:height="2.48cm" svg:x="18.973cm" svg:y="11.599cm">
          <text:p text:style-name="P1"><text:span text:style-name="T1">Если </text:span></text:p>
          <text:p text:style-name="P1"><text:span text:style-name="T1">I &lt; strlen(str)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1" draw:id="id1" draw:layer="layout" svg:width="4.027cm" svg:height="2.479cm" svg:x="18.974cm" svg:y="2.1cm">
          <text:p text:style-name="P1">Начало</text:p>
          <text:p text:style-name="P1">Программы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layer="layout" svg:width="3.471cm" svg:height="4.273cm" svg:x="7.072cm" svg:y="22.251cm">
          <draw:text-box>
            <text:p/>
          </draw:text-box>
        </draw:frame>
        <draw:custom-shape draw:style-name="gr1" draw:text-style-name="P1" xml:id="id13" draw:id="id13" draw:layer="layout" svg:width="4.028cm" svg:height="2.476cm" svg:x="20.5cm" svg:y="46.6cm">
          <text:p text:style-name="P1">Конец </text:p>
          <text:p text:style-name="P1">программыa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3" draw:layer="layout" svg:width="1.871cm" svg:height="1.808cm" svg:x="18.33cm" svg:y="11.879cm">
          <draw:text-box>
            <text:p><text:span text:style-name="T1">да</text:span></text:p>
          </draw:text-box>
        </draw:frame>
        <draw:frame draw:style-name="gr3" draw:text-style-name="P3" draw:layer="layout" svg:width="1.871cm" svg:height="1.808cm" svg:x="22.33cm" svg:y="12.071cm">
          <draw:text-box>
            <text:p><text:span text:style-name="T1">нет</text:span></text:p>
          </draw:text-box>
        </draw:frame>
        <draw:custom-shape draw:style-name="gr1" draw:text-style-name="P4" xml:id="id5" draw:id="id5" draw:layer="layout" svg:width="4.028cm" svg:height="2.477cm" svg:x="13.972cm" svg:y="22.6cm">
          <text:p text:style-name="P1"><text:span text:style-name="T2">i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20.987cm" svg:y1="4.579cm" svg:x2="22.614cm" svg:y2="6.52cm" draw:start-shape="id1" draw:start-glue-point="6" draw:end-shape="id2" draw:end-glue-point="5" svg:d="M20987 4579v971h1627v970">
          <text:p/>
        </draw:connector>
        <draw:connector draw:style-name="gr4" draw:text-style-name="P1" draw:layer="layout" svg:x1="22.614cm" svg:y1="9cm" svg:x2="20.987cm" svg:y2="11.599cm" draw:start-shape="id2" draw:start-glue-point="8" draw:end-shape="id3" draw:end-glue-point="4" svg:d="M22614 9000v1300h-1627v1299">
          <text:p/>
        </draw:connector>
        <draw:connector draw:style-name="gr4" draw:text-style-name="P1" draw:layer="layout" svg:x1="18.973cm" svg:y1="12.839cm" svg:x2="15.122cm" svg:y2="15.4cm" draw:start-shape="id3" draw:start-glue-point="5" draw:end-shape="id4" draw:end-glue-point="4" svg:d="M18973 12839h-3851v2561">
          <text:p/>
        </draw:connector>
        <draw:connector draw:style-name="gr4" draw:text-style-name="P1" draw:layer="layout" draw:line-skew="0cm -21.002cm -1.019cm" svg:x1="15.986cm" svg:y1="25.077cm" svg:x2="20.987cm" svg:y2="11.599cm" draw:start-shape="id5" draw:start-glue-point="6" draw:end-shape="id3" draw:end-glue-point="4" svg:d="M15986 25077v501h-13486v-15499h18487v1520">
          <text:p/>
        </draw:connector>
        <draw:custom-shape draw:style-name="gr1" draw:text-style-name="P2" xml:id="id6" draw:id="id6" draw:layer="layout" svg:width="4.028cm" svg:height="2.48cm" svg:x="10.644cm" svg:y="18.219cm">
          <text:p text:style-name="P1"><text:span text:style-name="T1">Если </text:span></text:p>
          <text:p text:style-name="P1"><text:span text:style-name="T1">J &lt; strlen(str)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layer="layout" svg:width="3.471cm" svg:height="4.273cm" svg:x="7.072cm" svg:y="26.872cm">
          <draw:text-box>
            <text:p/>
          </draw:text-box>
        </draw:frame>
        <draw:frame draw:style-name="gr3" draw:text-style-name="P3" draw:layer="layout" svg:width="1.871cm" svg:height="1.808cm" svg:x="9.901cm" svg:y="18.721cm">
          <draw:text-box>
            <text:p><text:span text:style-name="T1">да</text:span></text:p>
          </draw:text-box>
        </draw:frame>
        <draw:frame draw:style-name="gr3" draw:text-style-name="P3" draw:layer="layout" svg:width="1.871cm" svg:height="1.808cm" svg:x="14.001cm" svg:y="18.691cm">
          <draw:text-box>
            <text:p><text:span text:style-name="T1">нет</text:span></text:p>
          </draw:text-box>
        </draw:frame>
        <draw:custom-shape draw:style-name="gr1" draw:text-style-name="P4" xml:id="id7" draw:id="id7" draw:layer="layout" svg:width="4.028cm" svg:height="2.477cm" svg:x="7.7cm" svg:y="20.722cm">
          <text:p text:style-name="P1"><text:span text:style-name="T2">str[j] = str[j+1]</text:span></text:p>
          <text:p text:style-name="P1"><text:span text:style-name="T2">j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0.644cm" svg:y1="19.459cm" svg:x2="9.714cm" svg:y2="20.722cm" draw:start-shape="id6" draw:start-glue-point="5" draw:end-shape="id7" draw:end-glue-point="4" svg:d="M10644 19459h-930v1263">
          <text:p/>
        </draw:connector>
        <draw:connector draw:style-name="gr4" draw:text-style-name="P1" draw:layer="layout" draw:line-skew="0cm -3.199cm -1.019cm" svg:x1="9.714cm" svg:y1="23.199cm" svg:x2="12.658cm" svg:y2="18.219cm" draw:start-shape="id7" draw:start-glue-point="6" draw:end-shape="id6" draw:end-glue-point="4" svg:d="M9714 23199v501h-5714v-7001h8658v1520">
          <text:p/>
        </draw:connector>
        <draw:connector draw:style-name="gr4" draw:text-style-name="P1" draw:layer="layout" svg:x1="23.001cm" svg:y1="12.839cm" svg:x2="25.344cm" svg:y2="28.619cm" draw:start-shape="id3" draw:start-glue-point="7" draw:end-shape="id8" draw:end-glue-point="4" svg:d="M23001 12839h2343v15780">
          <text:p/>
        </draw:connector>
        <draw:connector draw:style-name="gr4" draw:text-style-name="P1" draw:layer="layout" svg:x1="14.672cm" svg:y1="19.459cm" svg:x2="15.986cm" svg:y2="22.6cm" draw:start-shape="id6" draw:start-glue-point="7" draw:end-shape="id5" draw:end-glue-point="4" svg:d="M14672 19459h1314v3141">
          <text:p/>
        </draw:connector>
        <draw:custom-shape draw:style-name="gr1" draw:text-style-name="P1" xml:id="id2" draw:id="id2" draw:layer="layout" svg:width="4.027cm" svg:height="2.48cm" svg:x="20.601cm" svg:y="6.52cm">
          <text:p text:style-name="P1">Ввод:</text:p>
          <text:p text:style-name="P1">st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8" draw:id="id8" draw:layer="layout" svg:width="4.028cm" svg:height="2.48cm" svg:x="23.33cm" svg:y="28.619cm">
          <text:p text:style-name="P1"><text:span text:style-name="T1">Если </text:span></text:p>
          <text:p text:style-name="P1"><text:span text:style-name="T1">I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3" draw:layer="layout" svg:width="1.443cm" svg:height="0.9cm" svg:x="22.687cm" svg:y="28.799cm">
          <draw:text-box>
            <text:p><text:span text:style-name="T1">да</text:span></text:p>
          </draw:text-box>
        </draw:frame>
        <draw:frame draw:style-name="gr6" draw:text-style-name="P3" draw:layer="layout" svg:width="1.4cm" svg:height="1.208cm" svg:x="26.958cm" svg:y="28.822cm">
          <draw:text-box>
            <text:p><text:span text:style-name="T1">нет</text:span></text:p>
          </draw:text-box>
        </draw:frame>
        <draw:custom-shape draw:style-name="gr1" draw:text-style-name="P4" xml:id="id9" draw:id="id9" draw:layer="layout" svg:width="4.028cm" svg:height="2.477cm" svg:x="15.57cm" svg:y="39.223cm">
          <text:p text:style-name="P1"><text:span text:style-name="T2">i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line-skew="0cm -9.164cm -1.019cm" svg:x1="17.584cm" svg:y1="41.7cm" svg:x2="25.344cm" svg:y2="28.619cm" draw:start-shape="id9" draw:start-glue-point="6" draw:end-shape="id8" draw:end-glue-point="4" svg:d="M17584 41700v501h-5284v-15102h13044v1520">
          <text:p/>
        </draw:connector>
        <draw:custom-shape draw:style-name="gr1" draw:text-style-name="P2" xml:id="id10" draw:id="id10" draw:layer="layout" svg:width="4.028cm" svg:height="2.48cm" svg:x="20.2cm" svg:y="31.822cm">
          <text:p text:style-name="P1"><text:span text:style-name="T1">Если </text:span></text:p>
          <text:p text:style-name="P1"><text:span text:style-name="T1">str[i] == 32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3" draw:layer="layout" svg:width="1.871cm" svg:height="0.9cm" svg:x="19.4cm" svg:y="31.822cm">
          <draw:text-box>
            <text:p><text:span text:style-name="T1">да</text:span></text:p>
          </draw:text-box>
        </draw:frame>
        <draw:frame draw:style-name="gr7" draw:text-style-name="P3" draw:layer="layout" svg:width="1.871cm" svg:height="1.361cm" svg:x="23.729cm" svg:y="31.861cm">
          <draw:text-box>
            <text:p><text:span text:style-name="T1">Нет</text:span></text:p>
            <text:p><text:span text:style-name="T1"/></text:p>
          </draw:text-box>
        </draw:frame>
        <draw:connector draw:style-name="gr4" draw:text-style-name="P1" draw:layer="layout" svg:x1="24.228cm" svg:y1="33.062cm" svg:x2="29.686cm" svg:y2="37.2cm" draw:start-shape="id10" draw:start-glue-point="7" draw:end-shape="id11" draw:end-glue-point="5" svg:d="M24228 33062h5458v4138">
          <text:p/>
        </draw:connector>
        <draw:connector draw:style-name="gr4" draw:text-style-name="P1" draw:layer="layout" svg:x1="17.57cm" svg:y1="37.823cm" svg:x2="17.584cm" svg:y2="39.223cm" draw:start-shape="id12" draw:start-glue-point="6" draw:end-shape="id9" draw:end-glue-point="4" svg:d="M17570 37823v700h14v700">
          <text:p/>
        </draw:connector>
        <draw:connector draw:style-name="gr4" draw:text-style-name="P1" draw:layer="layout" svg:x1="22.214cm" svg:y1="30.999cm" svg:x2="22.214cm" svg:y2="31.822cm" draw:end-shape="id10" draw:end-glue-point="4" svg:d="M22214 30999v823">
          <text:p/>
        </draw:connector>
        <draw:custom-shape draw:style-name="gr1" draw:text-style-name="P4" xml:id="id12" draw:id="id12" draw:layer="layout" svg:width="6.4cm" svg:height="2.477cm" svg:x="14.37cm" svg:y="35.346cm">
          <text:p text:style-name="P1"><text:span text:style-name="T2">str[i] = '\0';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27.358cm" svg:y1="29.859cm" svg:x2="29.686cm" svg:y2="37.2cm" draw:start-shape="id8" draw:start-glue-point="7" draw:end-shape="id11" draw:end-glue-point="5" svg:d="M27358 29859h2328v7341">
          <text:p/>
        </draw:connector>
        <draw:connector draw:style-name="gr4" draw:text-style-name="P1" draw:layer="layout" svg:x1="23.33cm" svg:y1="29.859cm" svg:x2="22.214cm" svg:y2="31.822cm" draw:start-shape="id8" draw:start-glue-point="5" draw:end-shape="id10" draw:end-glue-point="4" svg:d="M23330 29859h-1116v1963">
          <text:p/>
        </draw:connector>
        <draw:connector draw:style-name="gr4" draw:text-style-name="P1" draw:layer="layout" svg:x1="20.2cm" svg:y1="33.062cm" svg:x2="17.57cm" svg:y2="35.346cm" draw:start-shape="id10" draw:start-glue-point="5" draw:end-shape="id12" draw:end-glue-point="4" svg:d="M20200 33062h-2630v2284">
          <text:p/>
        </draw:connector>
        <draw:custom-shape draw:style-name="gr1" draw:text-style-name="P2" xml:id="id4" draw:id="id4" draw:layer="layout" svg:width="3.957cm" svg:height="2.3cm" svg:x="13.143cm" svg:y="15.4cm">
          <text:p text:style-name="P2"><text:span text:style-name="T1">Если </text:span></text:p>
          <text:p text:style-name="P2"><text:span text:style-name="T1">str[0] == 32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text-style-name="P3" draw:layer="layout" svg:width="1.871cm" svg:height="1.808cm" svg:x="12.5cm" svg:y="15.68cm">
          <draw:text-box>
            <text:p><text:span text:style-name="T1">да</text:span></text:p>
          </draw:text-box>
        </draw:frame>
        <draw:frame draw:style-name="gr3" draw:text-style-name="P3" draw:layer="layout" svg:width="1.871cm" svg:height="1.808cm" svg:x="16.5cm" svg:y="15.872cm">
          <draw:text-box>
            <text:p><text:span text:style-name="T1">нет</text:span></text:p>
          </draw:text-box>
        </draw:frame>
        <draw:connector draw:style-name="gr4" draw:text-style-name="P1" draw:layer="layout" svg:x1="17.1cm" svg:y1="16.55cm" svg:x2="25.344cm" svg:y2="28.619cm" draw:start-shape="id4" draw:start-glue-point="7" draw:end-shape="id8" draw:end-glue-point="4" svg:d="M17100 16550h8244v12069">
          <text:p/>
        </draw:connector>
        <draw:connector draw:style-name="gr4" draw:text-style-name="P1" draw:layer="layout" svg:x1="13.143cm" svg:y1="16.55cm" svg:x2="12.658cm" svg:y2="18.219cm" draw:start-shape="id4" draw:start-glue-point="5" draw:end-shape="id6" draw:end-glue-point="4" svg:d="M13143 16550h-485v1669">
          <text:p/>
        </draw:connector>
        <draw:custom-shape draw:style-name="gr1" draw:text-style-name="P1" xml:id="id11" draw:id="id11" draw:layer="layout" svg:width="4.027cm" svg:height="2.48cm" svg:x="27.673cm" svg:y="37.2cm">
          <text:p text:style-name="P1">Вывод:</text:p>
          <text:p text:style-name="P1">st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1" draw:layer="layout" svg:x1="29.686cm" svg:y1="39.68cm" svg:x2="22.514cm" svg:y2="46.6cm" draw:start-shape="id11" draw:start-glue-point="8" draw:end-shape="id13" draw:end-glue-point="4" svg:d="M29686 39680v3461h-7172v34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06T17:33:52.26</meta:creation-date>
    <dc:date>2018-11-18T15:17:48.02</dc:date>
    <meta:editing-duration>PT2H23M27S</meta:editing-duration>
    <meta:editing-cycles>14</meta:editing-cycles>
    <meta:generator>OpenOffice/4.1.1$Win32 OpenOffice.org_project/411m6$Build-9775</meta:generator>
    <meta:document-statistic meta:object-count="43"/>
  </office:meta>
</office:document-meta>
</file>